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3.9925in"/>
    </style:style>
    <style:style style:name="co3" style:family="table-column">
      <style:table-column-properties fo:break-before="auto" style:column-width="2.9035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11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5398in"/>
    </style:style>
    <style:style style:name="ro1" style:family="table-row">
      <style:table-row-properties style:row-height="0.9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fo:border-bottom="0.74pt solid #ffffff" fo:background-color="#e0c2cd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33">
      <style:table-cell-properties fo:border-bottom="0.74pt solid #f8f9fa" fo:background-color="#e0c2cd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33">
      <style:table-cell-properties fo:border-bottom="0.74pt solid #442f65" fo:background-color="#e0c2cd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442f65" style:diagonal-bl-tr="none" style:diagonal-tl-br="none" style:text-align-source="fix" style:repeat-content="false" fo:wrap-option="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442f65" fo:background-color="#e0c2cd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">
      <style:table-cell-properties fo:background-color="#e0c2c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">
      <style:table-cell-properties fo:background-color="#e0c2cd"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">
      <style:table-cell-properties fo:border-bottom="0.74pt solid #442f65" fo:background-color="#e0c2cd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442f65" style:diagonal-bl-tr="none" style:diagonal-tl-br="none" style:text-align-source="fix" style:repeat-content="false" fo:wrap-option="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">
      <style:table-cell-properties fo:border-bottom="0.74pt solid #ffffff" fo:background-color="#e0c2cd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">
      <style:table-cell-properties fo:border-bottom="0.74pt solid #f8f9fa" fo:background-color="#e0c2cd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">
      <style:table-cell-properties fo:border-bottom="0.74pt solid #442f65" fo:background-color="#e0c2cd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e0c2cd"/>
    </style:style>
    <style:style style:name="ce39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35">
      <style:table-cell-properties fo:border="0.74pt solid #000000"/>
    </style:style>
    <style:style style:name="ce5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b4c7dc" fo:border="0.74pt solid #000000"/>
    </style:style>
    <style:style style:name="ce5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135">
      <style:table-cell-properties fo:background-color="#fff5ce" fo:border="0.74pt solid #000000"/>
    </style:style>
    <style:style style:name="ce63" style:family="table-cell" style:parent-style-name="Default" style:data-style-name="N104">
      <style:table-cell-properties fo:border="0.74pt solid #000000"/>
    </style:style>
    <style:style style:name="ce64" style:family="table-cell" style:parent-style-name="Default" style:data-style-name="N104">
      <style:table-cell-properties fo:background-color="#ffd7d7"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n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1" table:number-columns-repeated="6" table:default-cell-style-name="Default"/>
        <table:table-column table:style-name="co4" table:number-columns-repeated="984" table:default-cell-style-name="Default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21" office:value-type="string" calcext:value-type="string">
            <text:p>What is your exact name in the Alchemy AOE Discord?</text:p>
          </table:table-cell>
          <table:table-cell table:style-name="ce21" office:value-type="string" calcext:value-type="string">
            <text:p>Of all the Random Maps in AOE2 that you have seen, <text:s/>ESR-01 "Canals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<text:s/>ESR-01 "Canals" appears MORE ... [...ORIGINAL than "X" percent of them:]</text:p>
          </table:table-cell>
          <table:table-cell table:style-name="ce21" office:value-type="string" calcext:value-type="string">
            <text:p>Of all the Random Maps in AOE2 that you have seen, <text:s/>ESR-01 "Canals" appears MORE ... [...FUN than "X" percent of them:]</text:p>
          </table:table-cell>
          <table:table-cell table:style-name="ce21" office:value-type="string" calcext:value-type="string">
            <text:p>Of all the Random Maps in AOE2 that you have seen, <text:s/>ESR-01 "Canals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2 "Graveyards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2 "Graveyards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2 "Graveyards" appears MORE ... [...FUN than "X" percent of them:]</text:p>
          </table:table-cell>
          <table:table-cell table:style-name="ce21" office:value-type="string" calcext:value-type="string">
            <text:p>Of all the Random Maps in AOE2 that you have seen, ESR-02 "Graveyards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3 "Moats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3 "Moats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3 "Moats" appears MORE ... [...FUN than "X" percent of them:]</text:p>
          </table:table-cell>
          <table:table-cell table:style-name="ce21" office:value-type="string" calcext:value-type="string">
            <text:p>Of all the Random Maps in AOE2 that you have seen, ESR-03 "Moats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4 "Paradise Island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4 "Paradise Island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4 "Paradise Island" appears MORE ... [...FUN than "X" percent of them:]</text:p>
          </table:table-cell>
          <table:table-cell table:style-name="ce21" office:value-type="string" calcext:value-type="string">
            <text:p>Of all the Random Maps in AOE2 that you have seen, ESR-04 "Paradise Island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5 "Prairie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5 "Prairie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5 "Prairie" appears MORE ... [...FUN than "X" percent of them:]</text:p>
          </table:table-cell>
          <table:table-cell table:style-name="ce21" office:value-type="string" calcext:value-type="string">
            <text:p>Of all the Random Maps in AOE2 that you have seen, ESR-05 "Prairie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6 "Seasons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6 "Seasons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6 "Seasons" appears MORE ... [...FUN than "X" percent of them:]</text:p>
          </table:table-cell>
          <table:table-cell table:style-name="ce21" office:value-type="string" calcext:value-type="string">
            <text:p>Of all the Random Maps in AOE2 that you have seen, ESR-06 "Seasons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8 "Shipwreck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8 "Shipwreck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8 "Shipwreck" appears MORE ... [...FUN than "X" percent of them:]</text:p>
          </table:table-cell>
          <table:table-cell table:style-name="ce21" office:value-type="string" calcext:value-type="string">
            <text:p>Of all the Random Maps in AOE2 that you have seen, ESR-08 "Shipwreck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9 "Team Glaciers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9 "Team Glaciers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9 "Team Glaciers" appears MORE ... [...FUN than "X" percent of them:]</text:p>
          </table:table-cell>
          <table:table-cell table:style-name="ce32" office:value-type="string" calcext:value-type="string">
            <text:p>Of all the Random Maps in AOE2 that you have seen, ESR-09 "Team Glaciers" appears MORE ... [...VISUALLY APPEALING than "X" percent of them:]</text:p>
          </table:table-cell>
          <table:table-cell table:number-columns-repeated="16350"/>
        </table:table-row>
        <table:table-row table:style-name="ro2">
          <table:table-cell table:style-name="ce16" office:value-type="date" office:date-value="2025-06-14T16:27:59.534" calcext:value-type="date">
            <text:p>6/14/2025 16:27:59</text:p>
          </table:table-cell>
          <table:table-cell table:style-name="ce22" office:value-type="string" calcext:value-type="string">
            <text:p>Jasouki</text:p>
          </table:table-cell>
          <table:table-cell table:number-columns-repeated="2" table:style-name="ce27" office:value-type="percentage" office:value="0.8" calcext:value-type="percentage">
            <text:p>80%</text:p>
          </table:table-cell>
          <table:table-cell table:number-columns-repeated="2" table:style-name="ce27" office:value-type="percentage" office:value="0.5" calcext:value-type="percentage">
            <text:p>5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3"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8" calcext:value-type="percentage">
            <text:p>80%</text:p>
          </table:table-cell>
          <table:table-cell table:number-columns-repeated="5" table:style-name="ce27" office:value-type="percentage" office:value="0.6" calcext:value-type="percentage">
            <text:p>60%</text:p>
          </table:table-cell>
          <table:table-cell table:style-name="ce33" office:value-type="percentage" office:value="0.6" calcext:value-type="percentage">
            <text:p>60%</text:p>
          </table:table-cell>
          <table:table-cell table:style-name="ce38" table:number-columns-repeated="16350"/>
        </table:table-row>
        <table:table-row table:style-name="ro2">
          <table:table-cell table:style-name="ce18" office:value-type="date" office:date-value="2025-06-15T01:34:38.719" calcext:value-type="date">
            <text:p>6/15/2025 1:34:38</text:p>
          </table:table-cell>
          <table:table-cell table:style-name="ce24" office:value-type="string" calcext:value-type="string">
            <text:p>Leonromaaoe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4" calcext:value-type="percentage">
            <text:p>4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8" calcext:value-type="percentage">
            <text:p>80%</text:p>
          </table:table-cell>
          <table:table-cell table:number-columns-repeated="2" table:style-name="ce29" office:value-type="percentage" office:value="0.4" calcext:value-type="percentage">
            <text:p>4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3" calcext:value-type="percentage">
            <text:p>30%</text:p>
          </table:table-cell>
          <table:table-cell table:number-columns-repeated="3" table:style-name="ce29" office:value-type="percentage" office:value="0.4" calcext:value-type="percentage">
            <text:p>40%</text:p>
          </table:table-cell>
          <table:table-cell table:style-name="ce29" office:value-type="percentage" office:value="0.5" calcext:value-type="percentage">
            <text:p>50%</text:p>
          </table:table-cell>
          <table:table-cell table:number-columns-repeated="2"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style-name="ce35" office:value-type="percentage" office:value="0.8" calcext:value-type="percentage">
            <text:p>80%</text:p>
          </table:table-cell>
          <table:table-cell table:style-name="ce38" table:number-columns-repeated="16350"/>
        </table:table-row>
        <table:table-row table:style-name="ro2">
          <table:table-cell table:style-name="ce18" office:value-type="date" office:date-value="2025-06-15T11:42:29.951" calcext:value-type="date">
            <text:p>6/15/2025 11:42:29</text:p>
          </table:table-cell>
          <table:table-cell table:style-name="ce24" office:value-type="string" calcext:value-type="string">
            <text:p>lenovoo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5" calcext:value-type="percentage">
            <text:p>5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3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35" office:value-type="percentage" office:value="0.8" calcext:value-type="percentage">
            <text:p>80%</text:p>
          </table:table-cell>
          <table:table-cell table:style-name="ce38" table:number-columns-repeated="16350"/>
        </table:table-row>
        <table:table-row table:style-name="ro2">
          <table:table-cell table:style-name="ce16" office:value-type="date" office:date-value="2025-06-15T13:32:56.431" calcext:value-type="date">
            <text:p>6/15/2025 13:32:56</text:p>
          </table:table-cell>
          <table:table-cell table:style-name="ce22" office:value-type="string" calcext:value-type="string">
            <text:p>gandalf</text:p>
          </table:table-cell>
          <table:table-cell table:number-columns-repeated="4" table:style-name="ce27" office:value-type="percentage" office:value="0.4" calcext:value-type="percentage">
            <text:p>40%</text:p>
          </table:table-cell>
          <table:table-cell table:number-columns-repeated="2" table:style-name="ce27" office:value-type="percentage" office:value="0.9" calcext:value-type="percentage">
            <text:p>9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number-columns-repeated="4" table:style-name="ce27" office:value-type="percentage" office:value="0.3" calcext:value-type="percentage">
            <text:p>30%</text:p>
          </table:table-cell>
          <table:table-cell table:number-columns-repeated="8" table:style-name="ce27" office:value-type="percentage" office:value="0.2" calcext:value-type="percentage">
            <text:p>2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6" calcext:value-type="percentage">
            <text:p>60%</text:p>
          </table:table-cell>
          <table:table-cell table:number-columns-repeated="4" table:style-name="ce27" office:value-type="percentage" office:value="0.4" calcext:value-type="percentage">
            <text:p>40%</text:p>
          </table:table-cell>
          <table:table-cell table:number-columns-repeated="3" table:style-name="ce27" office:value-type="percentage" office:value="0.8" calcext:value-type="percentage">
            <text:p>80%</text:p>
          </table:table-cell>
          <table:table-cell table:style-name="ce33" office:value-type="percentage" office:value="0.8" calcext:value-type="percentage">
            <text:p>80%</text:p>
          </table:table-cell>
          <table:table-cell table:style-name="ce38" table:number-columns-repeated="16350"/>
        </table:table-row>
        <table:table-row table:style-name="ro2">
          <table:table-cell table:style-name="ce18" office:value-type="date" office:date-value="2025-06-15T14:47:33.002" calcext:value-type="date">
            <text:p>6/15/2025 14:47:33</text:p>
          </table:table-cell>
          <table:table-cell table:style-name="ce24" office:value-type="string" calcext:value-type="string">
            <text:p>welcometorapture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4" table:style-name="ce29" office:value-type="percentage" office:value="0.9" calcext:value-type="percentage">
            <text:p>90%</text:p>
          </table:table-cell>
          <table:table-cell table:number-columns-repeated="4"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8" calcext:value-type="percentage">
            <text:p>80%</text:p>
          </table:table-cell>
          <table:table-cell table:number-columns-repeated="4" table:style-name="ce29" office:value-type="percentage" office:value="0.7" calcext:value-type="percentage">
            <text:p>70%</text:p>
          </table:table-cell>
          <table:table-cell table:style-name="ce29" office:value-type="percentage" office:value="0.8" calcext:value-type="percentage">
            <text:p>8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number-columns-repeated="3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35" office:value-type="percentage" office:value="0.8" calcext:value-type="percentage">
            <text:p>80%</text:p>
          </table:table-cell>
          <table:table-cell table:style-name="ce38" table:number-columns-repeated="16350"/>
        </table:table-row>
        <table:table-row table:style-name="ro2">
          <table:table-cell table:style-name="ce16" office:value-type="date" office:date-value="2025-06-20T02:28:44.781" calcext:value-type="date">
            <text:p>6/20/2025 2:28:44</text:p>
          </table:table-cell>
          <table:table-cell table:style-name="ce22" office:value-type="string" calcext:value-type="string">
            <text:p>Alexander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1" calcext:value-type="percentage">
            <text:p>10%</text:p>
          </table:table-cell>
          <table:table-cell table:style-name="ce27" office:value-type="percentage" office:value="0.6" calcext:value-type="percentage">
            <text:p>60%</text:p>
          </table:table-cell>
          <table:table-cell table:number-columns-repeated="2" table:style-name="ce27" office:value-type="percentage" office:value="0.3" calcext:value-type="percentage">
            <text:p>3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2" table:style-name="ce27" office:value-type="percentage" office:value="0.9" calcext:value-type="percentage">
            <text:p>9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number-columns-repeated="4"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3" office:value-type="percentage" office:value="0.7" calcext:value-type="percentage">
            <text:p>70%</text:p>
          </table:table-cell>
          <table:table-cell table:style-name="ce38" table:number-columns-repeated="16350"/>
        </table:table-row>
        <table:table-row table:style-name="ro2">
          <table:table-cell table:style-name="ce18" office:value-type="date" office:date-value="2025-06-20T06:50:30.641" calcext:value-type="date">
            <text:p>6/20/2025 6:50:30</text:p>
          </table:table-cell>
          <table:table-cell table:style-name="ce24" office:value-type="string" calcext:value-type="string">
            <text:p>Nope1585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9" calcext:value-type="percentage">
            <text:p>9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8" calcext:value-type="percentage">
            <text:p>80%</text:p>
          </table:table-cell>
          <table:table-cell table:number-columns-repeated="2" table:style-name="ce29" office:value-type="percentage" office:value="1" calcext:value-type="percentage">
            <text:p>10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4" table:style-name="ce29" office:value-type="percentage" office:value="0.7" calcext:value-type="percentage">
            <text:p>7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9" calcext:value-type="percentage">
            <text:p>9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3" table:style-name="ce29" office:value-type="percentage" office:value="0.8" calcext:value-type="percentage">
            <text:p>80%</text:p>
          </table:table-cell>
          <table:table-cell table:style-name="ce35" office:value-type="percentage" office:value="0.9" calcext:value-type="percentage">
            <text:p>90%</text:p>
          </table:table-cell>
          <table:table-cell table:style-name="ce38" table:number-columns-repeated="16350"/>
        </table:table-row>
        <table:table-row table:style-name="ro2">
          <table:table-cell table:style-name="ce16" office:value-type="date" office:date-value="2025-06-20T07:28:05.169" calcext:value-type="date">
            <text:p>6/20/2025 7:28:05</text:p>
          </table:table-cell>
          <table:table-cell table:style-name="ce22" office:value-type="string" calcext:value-type="string">
            <text:p>Lion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number-columns-repeated="2" table:style-name="ce27" office:value-type="percentage" office:value="0.9" calcext:value-type="percentage">
            <text:p>9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9" calcext:value-type="percentage">
            <text:p>9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2" table:style-name="ce27" office:value-type="percentage" office:value="0.9" calcext:value-type="percentage">
            <text:p>9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33" office:value-type="percentage" office:value="0.9" calcext:value-type="percentage">
            <text:p>90%</text:p>
          </table:table-cell>
          <table:table-cell table:style-name="ce38" table:number-columns-repeated="16350"/>
        </table:table-row>
        <table:table-row table:style-name="ro2">
          <table:table-cell table:style-name="ce18" office:value-type="date" office:date-value="2025-06-20T07:52:34.556" calcext:value-type="date">
            <text:p>6/20/2025 7:52:34</text:p>
          </table:table-cell>
          <table:table-cell table:style-name="ce24" office:value-type="string" calcext:value-type="string">
            <text:p>Biscuits</text:p>
          </table:table-cell>
          <table:table-cell table:style-name="ce29" office:value-type="percentage" office:value="0.2" calcext:value-type="percentage">
            <text:p>20%</text:p>
          </table:table-cell>
          <table:table-cell table:style-name="ce29" office:value-type="percentage" office:value="0.3" calcext:value-type="percentage">
            <text:p>30%</text:p>
          </table:table-cell>
          <table:table-cell table:number-columns-repeated="3" table:style-name="ce29" office:value-type="percentage" office:value="0.1" calcext:value-type="percentage">
            <text:p>10%</text:p>
          </table:table-cell>
          <table:table-cell table:style-name="ce29" office:value-type="percentage" office:value="0.2" calcext:value-type="percentage">
            <text:p>20%</text:p>
          </table:table-cell>
          <table:table-cell table:style-name="ce29" office:value-type="percentage" office:value="0.3" calcext:value-type="percentage">
            <text:p>3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3" calcext:value-type="percentage">
            <text:p>3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3" calcext:value-type="percentage">
            <text:p>30%</text:p>
          </table:table-cell>
          <table:table-cell table:style-name="ce29" office:value-type="percentage" office:value="0.4" calcext:value-type="percentage">
            <text:p>4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4" calcext:value-type="percentage">
            <text:p>4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number-columns-repeated="2" table:style-name="ce29" office:value-type="percentage" office:value="0.2" calcext:value-type="percentage">
            <text:p>20%</text:p>
          </table:table-cell>
          <table:table-cell table:number-columns-repeated="2" table:style-name="ce29" office:value-type="percentage" office:value="0.3" calcext:value-type="percentage">
            <text:p>30%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3" calcext:value-type="percentage">
            <text:p>3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ce29" office:value-type="percentage" office:value="0.3" calcext:value-type="percentage">
            <text:p>30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38" table:number-columns-repeated="16350"/>
        </table:table-row>
        <table:table-row table:style-name="ro2">
          <table:table-cell table:style-name="ce16" office:value-type="date" office:date-value="2025-06-21T10:50:35.051" calcext:value-type="date">
            <text:p>6/21/2025 10:50:35</text:p>
          </table:table-cell>
          <table:table-cell table:style-name="ce22" office:value-type="string" calcext:value-type="string">
            <text:p>The Otter One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3" calcext:value-type="percentage">
            <text:p>3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1" calcext:value-type="percentage">
            <text:p>1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1" calcext:value-type="percentage">
            <text:p>1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3" office:value-type="percentage" office:value="0.3" calcext:value-type="percentage">
            <text:p>30%</text:p>
          </table:table-cell>
          <table:table-cell table:style-name="ce38" table:number-columns-repeated="16350"/>
        </table:table-row>
        <table:table-row table:style-name="ro2">
          <table:table-cell table:style-name="ce18" office:value-type="date" office:date-value="2025-06-21T10:52:05.225" calcext:value-type="date">
            <text:p>6/21/2025 10:52:05</text:p>
          </table:table-cell>
          <table:table-cell table:style-name="ce24" office:value-type="string" calcext:value-type="string">
            <text:p>Chipmunk</text:p>
          </table:table-cell>
          <table:table-cell table:style-name="ce29" office:value-type="percentage" office:value="0.9" calcext:value-type="percentage">
            <text:p>9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number-columns-repeated="4" table:style-name="ce29" office:value-type="percentage" office:value="1" calcext:value-type="percentage">
            <text:p>10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number-columns-repeated="4" table:style-name="ce29" office:value-type="percentage" office:value="1" calcext:value-type="percentage">
            <text:p>10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5" calcext:value-type="percentage">
            <text:p>50%</text:p>
          </table:table-cell>
          <table:table-cell table:number-columns-repeated="2" table:style-name="ce29" office:value-type="percentage" office:value="0.6" calcext:value-type="percentage">
            <text:p>60%</text:p>
          </table:table-cell>
          <table:table-cell table:number-columns-repeated="11" table:style-name="ce29" office:value-type="percentage" office:value="1" calcext:value-type="percentage">
            <text:p>100%</text:p>
          </table:table-cell>
          <table:table-cell table:style-name="ce35" office:value-type="percentage" office:value="1" calcext:value-type="percentage">
            <text:p>100%</text:p>
          </table:table-cell>
          <table:table-cell table:style-name="ce38" table:number-columns-repeated="16350"/>
        </table:table-row>
        <table:table-row table:style-name="ro2">
          <table:table-cell table:style-name="ce16" office:value-type="date" office:date-value="2025-06-21T10:56:51.2" calcext:value-type="date">
            <text:p>6/21/2025 10:56:51</text:p>
          </table:table-cell>
          <table:table-cell table:style-name="ce22" office:value-type="string" calcext:value-type="string">
            <text:p>Smokey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6" calcext:value-type="percentage">
            <text:p>6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number-columns-repeated="2" table:style-name="ce27" office:value-type="percentage" office:value="0.8" calcext:value-type="percentage">
            <text:p>8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33" office:value-type="percentage" office:value="0.9" calcext:value-type="percentage">
            <text:p>90%</text:p>
          </table:table-cell>
          <table:table-cell table:style-name="ce38" table:number-columns-repeated="16350"/>
        </table:table-row>
        <table:table-row table:style-name="ro2">
          <table:table-cell table:style-name="ce18" office:value-type="date" office:date-value="2025-06-21T10:58:45.242" calcext:value-type="date">
            <text:p>6/21/2025 10:58:45</text:p>
          </table:table-cell>
          <table:table-cell table:style-name="ce24" office:value-type="string" calcext:value-type="string">
            <text:p>PlushWerewolf 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2" calcext:value-type="percentage">
            <text:p>2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9" calcext:value-type="percentage">
            <text:p>90%</text:p>
          </table:table-cell>
          <table:table-cell table:style-name="ce29" office:value-type="percentage" office:value="0.8" calcext:value-type="percentage">
            <text:p>8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3" calcext:value-type="percentage">
            <text:p>3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4" calcext:value-type="percentage">
            <text:p>40%</text:p>
          </table:table-cell>
          <table:table-cell table:style-name="ce29" office:value-type="percentage" office:value="0.3" calcext:value-type="percentage">
            <text:p>3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2" table:style-name="ce29" office:value-type="percentage" office:value="0.4" calcext:value-type="percentage">
            <text:p>40%</text:p>
          </table:table-cell>
          <table:table-cell table:style-name="ce35" office:value-type="percentage" office:value="0.6" calcext:value-type="percentage">
            <text:p>60%</text:p>
          </table:table-cell>
          <table:table-cell table:style-name="ce38" table:number-columns-repeated="16350"/>
        </table:table-row>
        <table:table-row table:style-name="ro2">
          <table:table-cell table:style-name="ce16" office:value-type="date" office:date-value="2025-06-21T12:12:40.821" calcext:value-type="date">
            <text:p>6/21/2025 12:12:40</text:p>
          </table:table-cell>
          <table:table-cell table:style-name="ce22" office:value-type="string" calcext:value-type="string">
            <text:p>wisenatic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number-columns-repeated="2" table:style-name="ce27" office:value-type="percentage" office:value="0.5" calcext:value-type="percentage">
            <text:p>5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number-columns-repeated="2" table:style-name="ce27" office:value-type="percentage" office:value="0.8" calcext:value-type="percentage">
            <text:p>8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2" table:style-name="ce27" office:value-type="percentage" office:value="0.5" calcext:value-type="percentage">
            <text:p>5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3" table:style-name="ce27" office:value-type="percentage" office:value="0.5" calcext:value-type="percentage">
            <text:p>5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3" office:value-type="percentage" office:value="0.7" calcext:value-type="percentage">
            <text:p>70%</text:p>
          </table:table-cell>
          <table:table-cell table:style-name="ce38" table:number-columns-repeated="16350"/>
        </table:table-row>
        <table:table-row table:style-name="ro2">
          <table:table-cell table:style-name="ce20" office:value-type="date" office:date-value="2025-06-21T15:55:51.859" calcext:value-type="date">
            <text:p>6/21/2025 15:55:51</text:p>
          </table:table-cell>
          <table:table-cell table:style-name="ce26" office:value-type="string" calcext:value-type="string">
            <text:p>ronaldrage</text:p>
          </table:table-cell>
          <table:table-cell table:number-columns-repeated="2"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3" calcext:value-type="percentage">
            <text:p>3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7" calcext:value-type="percentage">
            <text:p>7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7" calcext:value-type="percentage">
            <text:p>70%</text:p>
          </table:table-cell>
          <table:table-cell table:number-columns-repeated="2" table:style-name="ce31" office:value-type="percentage" office:value="0.6" calcext:value-type="percentage">
            <text:p>60%</text:p>
          </table:table-cell>
          <table:table-cell table:style-name="ce31" office:value-type="percentage" office:value="0.5" calcext:value-type="percentage">
            <text:p>5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7" calcext:value-type="percentage">
            <text:p>7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7" calcext:value-type="percentage">
            <text:p>70%</text:p>
          </table:table-cell>
          <table:table-cell table:style-name="ce31" office:value-type="percentage" office:value="0.5" calcext:value-type="percentage">
            <text:p>50%</text:p>
          </table:table-cell>
          <table:table-cell table:style-name="ce31" office:value-type="percentage" office:value="0.3" calcext:value-type="percentage">
            <text:p>30%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3" table:style-name="ce31" office:value-type="percentage" office:value="0.4" calcext:value-type="percentage">
            <text:p>40%</text:p>
          </table:table-cell>
          <table:table-cell table:number-columns-repeated="2" table:style-name="ce31" office:value-type="percentage" office:value="0.7" calcext:value-type="percentage">
            <text:p>70%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3" table:style-name="ce31" office:value-type="percentage" office:value="0.6" calcext:value-type="percentage">
            <text:p>60%</text:p>
          </table:table-cell>
          <table:table-cell table:style-name="ce31" office:value-type="percentage" office:value="0.5" calcext:value-type="percentage">
            <text:p>5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7" office:value-type="percentage" office:value="0.7" calcext:value-type="percentage">
            <text:p>70%</text:p>
          </table:table-cell>
          <table:table-cell table:style-name="ce38" table:number-columns-repeated="16350"/>
        </table:table-row>
        <table:table-row table:style-name="ro3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alculations" table:style-name="ta2">
        <office:forms form:automatic-focus="false" form:apply-design-mode="false"/>
        <table:table-column table:style-name="co6" table:default-cell-style-name="ce48"/>
        <table:table-column table:style-name="co7" table:default-cell-style-name="ce48"/>
        <table:table-column table:style-name="co5" table:number-columns-repeated="5" table:default-cell-style-name="ce51"/>
        <table:table-row table:style-name="ro5">
          <table:table-cell table:style-name="ce39" office:value-type="string" calcext:value-type="string" table:number-columns-spanned="7" table:number-rows-spanned="1">
            <text:p>CALCULATIONS</text:p>
          </table:table-cell>
          <table:covered-table-cell table:style-name="ce39"/>
          <table:covered-table-cell table:number-columns-repeated="4" table:style-name="ce49"/>
          <table:covered-table-cell table:style-name="ce52"/>
        </table:table-row>
        <table:table-row table:style-name="ro5">
          <table:table-cell table:style-name="ce39" office:value-type="string" calcext:value-type="string">
            <text:p>~</text:p>
          </table:table-cell>
          <table:table-cell table:style-name="ce39"/>
          <table:table-cell table:style-name="ce49" office:value-type="string" calcext:value-type="string" table:number-columns-spanned="4" table:number-rows-spanned="1">
            <text:p>Average</text:p>
          </table:table-cell>
          <table:covered-table-cell table:number-columns-repeated="3" table:style-name="ce49"/>
          <table:table-cell table:style-name="ce52" office:value-type="string" calcext:value-type="string" table:number-columns-spanned="1" table:number-rows-spanned="3">
            <text:p>Total</text:p>
          </table:table-cell>
        </table:table-row>
        <table:table-row table:style-name="ro6">
          <table:table-cell table:style-name="ce39" office:value-type="string" calcext:value-type="string">
            <text:p>Map Name</text:p>
          </table:table-cell>
          <table:table-cell table:style-name="ce39" office:value-type="string" calcext:value-type="string">
            <text:p>Creator</text:p>
          </table:table-cell>
          <table:table-cell table:style-name="ce41" office:value-type="string" calcext:value-type="string">
            <text:p>Thematic Appropriateness</text:p>
          </table:table-cell>
          <table:table-cell table:style-name="ce41" office:value-type="string" calcext:value-type="string">
            <text:p>Originality</text:p>
          </table:table-cell>
          <table:table-cell table:style-name="ce41" office:value-type="string" calcext:value-type="string">
            <text:p>Fun Factor</text:p>
          </table:table-cell>
          <table:table-cell table:style-name="ce41" office:value-type="string" calcext:value-type="string">
            <text:p>Visual Appeal</text:p>
          </table:table-cell>
          <table:covered-table-cell table:style-name="ce44"/>
        </table:table-row>
        <table:table-row table:style-name="ro5">
          <table:table-cell table:style-name="ce40" office:value-type="string" calcext:value-type="string" table:number-columns-spanned="2" table:number-rows-spanned="1">
            <text:p>Weight →</text:p>
          </table:table-cell>
          <table:covered-table-cell table:style-name="ce39"/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float" office:value="1" calcext:value-type="float">
            <text:p>1</text:p>
          </table:table-cell>
          <table:covered-table-cell table:style-name="ce44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table:formula="of:=AVERAGE([$Responses.C:.C])" office:value-type="float" office:value="0.6" calcext:value-type="float">
            <text:p>0.600</text:p>
          </table:table-cell>
          <table:table-cell table:formula="of:=AVERAGE([$Responses.D:.D])" office:value-type="float" office:value="0.58" calcext:value-type="float">
            <text:p>0.580</text:p>
          </table:table-cell>
          <table:table-cell table:formula="of:=AVERAGE([$Responses.E:.E])" office:value-type="float" office:value="0.5" calcext:value-type="float">
            <text:p>0.500</text:p>
          </table:table-cell>
          <table:table-cell table:formula="of:=AVERAGE([$Responses.F:.F])" office:value-type="float" office:value="0.466666666666667" calcext:value-type="float">
            <text:p>0.467</text:p>
          </table:table-cell>
          <table:table-cell table:formula="of:=[.C5]*[.$C$4]+[.D5]*[.$D$4]+[.E5]*[.$E$4]+[.F5]*[.$F$4]" office:value-type="float" office:value="3.57666666666667" calcext:value-type="float">
            <text:p>3.577</text:p>
          </table:table-cell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table:formula="of:=AVERAGE([$Responses.G:.G])" office:value-type="float" office:value="0.666666666666667" calcext:value-type="float">
            <text:p>0.667</text:p>
          </table:table-cell>
          <table:table-cell table:formula="of:=AVERAGE([$Responses.H:.H])" office:value-type="float" office:value="0.7" calcext:value-type="float">
            <text:p>0.700</text:p>
          </table:table-cell>
          <table:table-cell table:formula="of:=AVERAGE([$Responses.I:.I])" office:value-type="float" office:value="0.613333333333333" calcext:value-type="float">
            <text:p>0.613</text:p>
          </table:table-cell>
          <table:table-cell table:formula="of:=AVERAGE([$Responses.J:.J])" office:value-type="float" office:value="0.8" calcext:value-type="float">
            <text:p>0.800</text:p>
          </table:table-cell>
          <table:table-cell table:formula="of:=[.C6]*[.$C$4]+[.D6]*[.$D$4]+[.E6]*[.$E$4]+[.F6]*[.$F$4]" office:value-type="float" office:value="4.45333333333333" calcext:value-type="float">
            <text:p>4.453</text:p>
          </table:table-cell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table:formula="of:=AVERAGE([$Responses.K:.K])" office:value-type="float" office:value="0.693333333333333" calcext:value-type="float">
            <text:p>0.693</text:p>
          </table:table-cell>
          <table:table-cell table:formula="of:=AVERAGE([$Responses.L:.L])" office:value-type="float" office:value="0.646666666666667" calcext:value-type="float">
            <text:p>0.647</text:p>
          </table:table-cell>
          <table:table-cell table:formula="of:=AVERAGE([$Responses.M:.M])" office:value-type="float" office:value="0.62" calcext:value-type="float">
            <text:p>0.620</text:p>
          </table:table-cell>
          <table:table-cell table:formula="of:=AVERAGE([$Responses.N:.N])" office:value-type="float" office:value="0.66" calcext:value-type="float">
            <text:p>0.660</text:p>
          </table:table-cell>
          <table:table-cell table:formula="of:=[.C7]*[.$C$4]+[.D7]*[.$D$4]+[.E7]*[.$E$4]+[.F7]*[.$F$4]" office:value-type="float" office:value="4.27" calcext:value-type="float">
            <text:p>4.270</text:p>
          </table:table-cell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table:formula="of:=AVERAGE([$Responses.O:.O])" office:value-type="float" office:value="0.64" calcext:value-type="float">
            <text:p>0.640</text:p>
          </table:table-cell>
          <table:table-cell table:formula="of:=AVERAGE([$Responses.P:.P])" office:value-type="float" office:value="0.613333333333333" calcext:value-type="float">
            <text:p>0.613</text:p>
          </table:table-cell>
          <table:table-cell table:formula="of:=AVERAGE([$Responses.Q:.Q])" office:value-type="float" office:value="0.613333333333333" calcext:value-type="float">
            <text:p>0.613</text:p>
          </table:table-cell>
          <table:table-cell table:formula="of:=AVERAGE([$Responses.R:.R])" office:value-type="float" office:value="0.693333333333333" calcext:value-type="float">
            <text:p>0.693</text:p>
          </table:table-cell>
          <table:table-cell table:formula="of:=[.C8]*[.$C$4]+[.D8]*[.$D$4]+[.E8]*[.$E$4]+[.F8]*[.$F$4]" office:value-type="float" office:value="4.12" calcext:value-type="float">
            <text:p>4.120</text:p>
          </table:table-cell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table:formula="of:=AVERAGE([$Responses.S:.S])" office:value-type="float" office:value="0.606666666666667" calcext:value-type="float">
            <text:p>0.607</text:p>
          </table:table-cell>
          <table:table-cell table:formula="of:=AVERAGE([$Responses.T:.T])" office:value-type="float" office:value="0.533333333333333" calcext:value-type="float">
            <text:p>0.533</text:p>
          </table:table-cell>
          <table:table-cell table:formula="of:=AVERAGE([$Responses.U:.U])" office:value-type="float" office:value="0.573333333333333" calcext:value-type="float">
            <text:p>0.573</text:p>
          </table:table-cell>
          <table:table-cell table:formula="of:=AVERAGE([$Responses.V:.V])" office:value-type="float" office:value="0.493333333333333" calcext:value-type="float">
            <text:p>0.493</text:p>
          </table:table-cell>
          <table:table-cell table:formula="of:=[.C9]*[.$C$4]+[.D9]*[.$D$4]+[.E9]*[.$E$4]+[.F9]*[.$F$4]" office:value-type="float" office:value="3.63333333333333" calcext:value-type="float">
            <text:p>3.633</text:p>
          </table:table-cell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table:formula="of:=AVERAGE([$Responses.W:.W])" office:value-type="float" office:value="0.626666666666667" calcext:value-type="float">
            <text:p>0.627</text:p>
          </table:table-cell>
          <table:table-cell table:formula="of:=AVERAGE([$Responses.X:.X])" office:value-type="float" office:value="0.526666666666667" calcext:value-type="float">
            <text:p>0.527</text:p>
          </table:table-cell>
          <table:table-cell table:formula="of:=AVERAGE([$Responses.Y:.Y])" office:value-type="float" office:value="0.586666666666667" calcext:value-type="float">
            <text:p>0.587</text:p>
          </table:table-cell>
          <table:table-cell table:formula="of:=AVERAGE([$Responses.Z:.Z])" office:value-type="float" office:value="0.586666666666667" calcext:value-type="float">
            <text:p>0.587</text:p>
          </table:table-cell>
          <table:table-cell table:formula="of:=[.C10]*[.$C$4]+[.D10]*[.$D$4]+[.E10]*[.$E$4]+[.F10]*[.$F$4]" office:value-type="float" office:value="3.77333333333333" calcext:value-type="float">
            <text:p>3.773</text:p>
          </table:table-cell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table:formula="of:=AVERAGE([$Responses.AA:.AA])" office:value-type="float" office:value="0.64" calcext:value-type="float">
            <text:p>0.640</text:p>
          </table:table-cell>
          <table:table-cell table:formula="of:=AVERAGE([$Responses.AB:.AB])" office:value-type="float" office:value="0.66" calcext:value-type="float">
            <text:p>0.660</text:p>
          </table:table-cell>
          <table:table-cell table:formula="of:=AVERAGE([$Responses.AC:.AC])" office:value-type="float" office:value="0.626666666666667" calcext:value-type="float">
            <text:p>0.627</text:p>
          </table:table-cell>
          <table:table-cell table:formula="of:=AVERAGE([$Responses.AD:.AD])" office:value-type="float" office:value="0.66" calcext:value-type="float">
            <text:p>0.660</text:p>
          </table:table-cell>
          <table:table-cell table:formula="of:=[.C11]*[.$C$4]+[.D11]*[.$D$4]+[.E11]*[.$E$4]+[.F11]*[.$F$4]" office:value-type="float" office:value="4.2" calcext:value-type="float">
            <text:p>4.200</text:p>
          </table:table-cell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table:formula="of:=AVERAGE([$Responses.AE:.AE])" office:value-type="float" office:value="0.706666666666667" calcext:value-type="float">
            <text:p>0.707</text:p>
          </table:table-cell>
          <table:table-cell table:formula="of:=AVERAGE([$Responses.AF:.AF])" office:value-type="float" office:value="0.673333333333333" calcext:value-type="float">
            <text:p>0.673</text:p>
          </table:table-cell>
          <table:table-cell table:formula="of:=AVERAGE([$Responses.AG:.AG])" office:value-type="float" office:value="0.573333333333333" calcext:value-type="float">
            <text:p>0.573</text:p>
          </table:table-cell>
          <table:table-cell table:formula="of:=AVERAGE([$Responses.AH:.AH])" office:value-type="float" office:value="0.726666666666667" calcext:value-type="float">
            <text:p>0.727</text:p>
          </table:table-cell>
          <table:table-cell table:formula="of:=[.C12]*[.$C$4]+[.D12]*[.$D$4]+[.E12]*[.$E$4]+[.F12]*[.$F$4]" office:value-type="float" office:value="4.34666666666667" calcext:value-type="float">
            <text:p>4.347</text:p>
          </table:table-cell>
        </table:table-row>
      </table:table>
      <table:table table:name="Results" table:style-name="ta2">
        <office:forms form:automatic-focus="false" form:apply-design-mode="false"/>
        <table:table-column table:style-name="co6" table:default-cell-style-name="ce48"/>
        <table:table-column table:style-name="co7" table:default-cell-style-name="ce48"/>
        <table:table-column table:style-name="co8" table:number-columns-repeated="4" table:default-cell-style-name="ce51"/>
        <table:table-column table:style-name="co5" table:default-cell-style-name="ce51"/>
        <table:table-column table:style-name="co9" table:default-cell-style-name="Default"/>
        <table:table-column table:style-name="co5" table:number-columns-repeated="16376" table:default-cell-style-name="Default"/>
        <table:table-row table:style-name="ro5">
          <table:table-cell table:style-name="ce54" office:value-type="string" calcext:value-type="string" table:number-columns-spanned="2" table:number-rows-spanned="1">
            <text:p>~</text:p>
          </table:table-cell>
          <table:covered-table-cell table:style-name="ce59"/>
          <table:table-cell table:style-name="ce60" office:value-type="string" calcext:value-type="string" table:number-columns-spanned="4" table:number-rows-spanned="1">
            <text:p>Average</text:p>
          </table:table-cell>
          <table:covered-table-cell table:number-columns-repeated="3" table:style-name="ce59"/>
          <table:table-cell table:style-name="ce55" office:value-type="string" calcext:value-type="string" table:number-columns-spanned="1" table:number-rows-spanned="3">
            <text:p>Total</text:p>
          </table:table-cell>
          <table:table-cell table:number-columns-repeated="16377"/>
        </table:table-row>
        <table:table-row table:style-name="ro7">
          <table:table-cell table:style-name="ce55" office:value-type="string" calcext:value-type="string">
            <text:p>Map Name</text:p>
          </table:table-cell>
          <table:table-cell table:style-name="ce55" office:value-type="string" calcext:value-type="string">
            <text:p>Creator</text:p>
          </table:table-cell>
          <table:table-cell table:style-name="ce61" office:value-type="string" calcext:value-type="string">
            <text:p>Thematic Appropriateness</text:p>
          </table:table-cell>
          <table:table-cell table:style-name="ce61" office:value-type="string" calcext:value-type="string">
            <text:p>Originality</text:p>
          </table:table-cell>
          <table:table-cell table:style-name="ce61" office:value-type="string" calcext:value-type="string">
            <text:p>Fun Factor</text:p>
          </table:table-cell>
          <table:table-cell table:style-name="ce61" office:value-type="string" calcext:value-type="string">
            <text:p>Visual Appeal</text:p>
          </table:table-cell>
          <table:covered-table-cell table:style-name="ce59"/>
          <table:table-cell table:number-columns-repeated="16377"/>
        </table:table-row>
        <table:table-row table:style-name="ro5">
          <table:table-cell table:style-name="ce56" office:value-type="string" calcext:value-type="string" table:number-columns-spanned="2" table:number-rows-spanned="1">
            <text:p>Weight →</text:p>
          </table:table-cell>
          <table:covered-table-cell table:style-name="ce59"/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59"/>
          <table:table-cell table:number-columns-repeated="16377"/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table:style-name="ce62" office:value-type="float" office:value="0.706666666666667" calcext:value-type="float">
            <text:p>0.707</text:p>
          </table:table-cell>
          <table:table-cell office:value-type="float" office:value="0.673333333333333" calcext:value-type="float">
            <text:p>0.67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726666666666667" calcext:value-type="float">
            <text:p>0.727</text:p>
          </table:table-cell>
          <table:table-cell office:value-type="float" office:value="4.34666666666667" calcext:value-type="float">
            <text:p>4.347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table:style-name="ce62" office:value-type="float" office:value="0.693333333333333" calcext:value-type="float">
            <text:p>0.693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62" calcext:value-type="float">
            <text:p>0.620</text:p>
          </table:table-cell>
          <table:table-cell office:value-type="float" office:value="0.66" calcext:value-type="float">
            <text:p>0.660</text:p>
          </table:table-cell>
          <table:table-cell office:value-type="float" office:value="4.27" calcext:value-type="float">
            <text:p>4.27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table:style-name="ce62"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8" calcext:value-type="float">
            <text:p>0.800</text:p>
          </table:table-cell>
          <table:table-cell office:value-type="float" office:value="4.45333333333333" calcext:value-type="float">
            <text:p>4.45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table:style-name="ce62" office:value-type="float" office:value="0.64" calcext:value-type="float">
            <text:p>0.640</text:p>
          </table:table-cell>
          <table:table-cell table:number-columns-repeated="2" office:value-type="float" office:value="0.613333333333333" calcext:value-type="float">
            <text:p>0.613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4.12" calcext:value-type="float">
            <text:p>4.12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table:style-name="ce62" office:value-type="float" office:value="0.64" calcext:value-type="float">
            <text:p>0.640</text:p>
          </table:table-cell>
          <table:table-cell office:value-type="float" office:value="0.66" calcext:value-type="float">
            <text:p>0.660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66" calcext:value-type="float">
            <text:p>0.660</text:p>
          </table:table-cell>
          <table:table-cell office:value-type="float" office:value="4.2" calcext:value-type="float">
            <text:p>4.20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table:style-name="ce62" office:value-type="float" office:value="0.626666666666667" calcext:value-type="float">
            <text:p>0.627</text:p>
          </table:table-cell>
          <table:table-cell office:value-type="float" office:value="0.526666666666667" calcext:value-type="float">
            <text:p>0.527</text:p>
          </table:table-cell>
          <table:table-cell table:number-columns-repeated="2" office:value-type="float" office:value="0.586666666666667" calcext:value-type="float">
            <text:p>0.587</text:p>
          </table:table-cell>
          <table:table-cell office:value-type="float" office:value="3.77333333333334" calcext:value-type="float">
            <text:p>3.77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table:style-name="ce62" office:value-type="float" office:value="0.606666666666667" calcext:value-type="float">
            <text:p>0.607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493333333333333" calcext:value-type="float">
            <text:p>0.493</text:p>
          </table:table-cell>
          <table:table-cell office:value-type="float" office:value="3.63333333333333" calcext:value-type="float">
            <text:p>3.63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table:style-name="ce62" office:value-type="float" office:value="0.6" calcext:value-type="float">
            <text:p>0.600</text:p>
          </table:table-cell>
          <table:table-cell office:value-type="float" office:value="0.58" calcext:value-type="float">
            <text:p>0.580</text:p>
          </table:table-cell>
          <table:table-cell office:value-type="float" office:value="0.5" calcext:value-type="float">
            <text:p>0.500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3.57666666666667" calcext:value-type="float">
            <text:p>3.577</text:p>
          </table:table-cell>
          <table:table-cell table:number-columns-repeated="16377"/>
        </table:table-row>
        <table:table-row table:style-name="ro5">
          <table:table-cell table:style-name="ce57" table:number-columns-repeated="16384"/>
        </table:table-row>
        <table:table-row table:style-name="ro5">
          <table:table-cell table:style-name="ce54" office:value-type="string" calcext:value-type="string" table:number-columns-spanned="2" table:number-rows-spanned="1">
            <text:p>~</text:p>
          </table:table-cell>
          <table:covered-table-cell table:style-name="ce59"/>
          <table:table-cell table:style-name="ce60" office:value-type="string" calcext:value-type="string" table:number-columns-spanned="4" table:number-rows-spanned="1">
            <text:p>Average</text:p>
          </table:table-cell>
          <table:covered-table-cell table:number-columns-repeated="3" table:style-name="ce59"/>
          <table:table-cell table:style-name="ce55" office:value-type="string" calcext:value-type="string" table:number-columns-spanned="1" table:number-rows-spanned="3">
            <text:p>Total</text:p>
          </table:table-cell>
          <table:table-cell table:number-columns-repeated="16377"/>
        </table:table-row>
        <table:table-row table:style-name="ro7">
          <table:table-cell table:style-name="ce55" office:value-type="string" calcext:value-type="string">
            <text:p>Map Name</text:p>
          </table:table-cell>
          <table:table-cell table:style-name="ce55" office:value-type="string" calcext:value-type="string">
            <text:p>Creator</text:p>
          </table:table-cell>
          <table:table-cell table:style-name="ce61" office:value-type="string" calcext:value-type="string">
            <text:p>Thematic Appropriateness</text:p>
          </table:table-cell>
          <table:table-cell table:style-name="ce61" office:value-type="string" calcext:value-type="string">
            <text:p>Originality</text:p>
          </table:table-cell>
          <table:table-cell table:style-name="ce61" office:value-type="string" calcext:value-type="string">
            <text:p>Fun Factor</text:p>
          </table:table-cell>
          <table:table-cell table:style-name="ce61" office:value-type="string" calcext:value-type="string">
            <text:p>Visual Appeal</text:p>
          </table:table-cell>
          <table:covered-table-cell table:style-name="ce59"/>
          <table:table-cell table:number-columns-repeated="16377"/>
        </table:table-row>
        <table:table-row table:style-name="ro5">
          <table:table-cell table:style-name="ce58" office:value-type="string" calcext:value-type="string" table:number-columns-spanned="2" table:number-rows-spanned="1">
            <text:p>Weight →</text:p>
          </table:table-cell>
          <table:covered-table-cell table:style-name="ce59"/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59"/>
          <table:table-cell table:number-columns-repeated="16377"/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office:value-type="float" office:value="0.666666666666667" calcext:value-type="float">
            <text:p>0.667</text:p>
          </table:table-cell>
          <table:table-cell table:style-name="ce62" office:value-type="float" office:value="0.7" calcext:value-type="float">
            <text:p>0.700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8" calcext:value-type="float">
            <text:p>0.800</text:p>
          </table:table-cell>
          <table:table-cell office:value-type="float" office:value="4.45333333333333" calcext:value-type="float">
            <text:p>4.45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office:value-type="float" office:value="0.706666666666667" calcext:value-type="float">
            <text:p>0.707</text:p>
          </table:table-cell>
          <table:table-cell table:style-name="ce62" office:value-type="float" office:value="0.673333333333333" calcext:value-type="float">
            <text:p>0.67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726666666666667" calcext:value-type="float">
            <text:p>0.727</text:p>
          </table:table-cell>
          <table:table-cell office:value-type="float" office:value="4.34666666666667" calcext:value-type="float">
            <text:p>4.347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office:value-type="float" office:value="0.64" calcext:value-type="float">
            <text:p>0.640</text:p>
          </table:table-cell>
          <table:table-cell table:style-name="ce62" office:value-type="float" office:value="0.66" calcext:value-type="float">
            <text:p>0.660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66" calcext:value-type="float">
            <text:p>0.660</text:p>
          </table:table-cell>
          <table:table-cell office:value-type="float" office:value="4.2" calcext:value-type="float">
            <text:p>4.20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office:value-type="float" office:value="0.693333333333333" calcext:value-type="float">
            <text:p>0.693</text:p>
          </table:table-cell>
          <table:table-cell table:style-name="ce62" office:value-type="float" office:value="0.646666666666667" calcext:value-type="float">
            <text:p>0.647</text:p>
          </table:table-cell>
          <table:table-cell office:value-type="float" office:value="0.62" calcext:value-type="float">
            <text:p>0.620</text:p>
          </table:table-cell>
          <table:table-cell office:value-type="float" office:value="0.66" calcext:value-type="float">
            <text:p>0.660</text:p>
          </table:table-cell>
          <table:table-cell office:value-type="float" office:value="4.27" calcext:value-type="float">
            <text:p>4.27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office:value-type="float" office:value="0.64" calcext:value-type="float">
            <text:p>0.640</text:p>
          </table:table-cell>
          <table:table-cell table:style-name="ce62" office:value-type="float" office:value="0.613333333333333" calcext:value-type="float">
            <text:p>0.613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4.12" calcext:value-type="float">
            <text:p>4.12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office:value-type="float" office:value="0.6" calcext:value-type="float">
            <text:p>0.600</text:p>
          </table:table-cell>
          <table:table-cell table:style-name="ce62" office:value-type="float" office:value="0.58" calcext:value-type="float">
            <text:p>0.580</text:p>
          </table:table-cell>
          <table:table-cell office:value-type="float" office:value="0.5" calcext:value-type="float">
            <text:p>0.500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3.57666666666667" calcext:value-type="float">
            <text:p>3.577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office:value-type="float" office:value="0.606666666666667" calcext:value-type="float">
            <text:p>0.607</text:p>
          </table:table-cell>
          <table:table-cell table:style-name="ce62" office:value-type="float" office:value="0.533333333333333" calcext:value-type="float">
            <text:p>0.53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493333333333333" calcext:value-type="float">
            <text:p>0.493</text:p>
          </table:table-cell>
          <table:table-cell office:value-type="float" office:value="3.63333333333333" calcext:value-type="float">
            <text:p>3.63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office:value-type="float" office:value="0.626666666666667" calcext:value-type="float">
            <text:p>0.627</text:p>
          </table:table-cell>
          <table:table-cell table:style-name="ce62" office:value-type="float" office:value="0.526666666666667" calcext:value-type="float">
            <text:p>0.527</text:p>
          </table:table-cell>
          <table:table-cell table:number-columns-repeated="2" office:value-type="float" office:value="0.586666666666667" calcext:value-type="float">
            <text:p>0.587</text:p>
          </table:table-cell>
          <table:table-cell office:value-type="float" office:value="3.77333333333334" calcext:value-type="float">
            <text:p>3.773</text:p>
          </table:table-cell>
          <table:table-cell table:number-columns-repeated="16377"/>
        </table:table-row>
        <table:table-row table:style-name="ro5">
          <table:table-cell table:style-name="ce57" table:number-columns-repeated="16384"/>
        </table:table-row>
        <table:table-row table:style-name="ro5">
          <table:table-cell table:style-name="ce54" office:value-type="string" calcext:value-type="string" table:number-columns-spanned="2" table:number-rows-spanned="1">
            <text:p>~</text:p>
          </table:table-cell>
          <table:covered-table-cell table:style-name="ce59"/>
          <table:table-cell table:style-name="ce55" office:value-type="string" calcext:value-type="string" table:number-columns-spanned="4" table:number-rows-spanned="1">
            <text:p>Average</text:p>
          </table:table-cell>
          <table:covered-table-cell table:number-columns-repeated="3" table:style-name="ce59"/>
          <table:table-cell table:style-name="ce55" office:value-type="string" calcext:value-type="string" table:number-columns-spanned="1" table:number-rows-spanned="3">
            <text:p>Total</text:p>
          </table:table-cell>
          <table:table-cell table:number-columns-repeated="16377"/>
        </table:table-row>
        <table:table-row table:style-name="ro7">
          <table:table-cell table:style-name="ce55" office:value-type="string" calcext:value-type="string">
            <text:p>Map Name</text:p>
          </table:table-cell>
          <table:table-cell table:style-name="ce55" office:value-type="string" calcext:value-type="string">
            <text:p>Creator</text:p>
          </table:table-cell>
          <table:table-cell table:style-name="ce61" office:value-type="string" calcext:value-type="string">
            <text:p>Thematic Appropriateness</text:p>
          </table:table-cell>
          <table:table-cell table:style-name="ce61" office:value-type="string" calcext:value-type="string">
            <text:p>Originality</text:p>
          </table:table-cell>
          <table:table-cell table:style-name="ce61" office:value-type="string" calcext:value-type="string">
            <text:p>Fun Factor</text:p>
          </table:table-cell>
          <table:table-cell table:style-name="ce61" office:value-type="string" calcext:value-type="string">
            <text:p>Visual Appeal</text:p>
          </table:table-cell>
          <table:covered-table-cell table:style-name="ce59"/>
          <table:table-cell table:number-columns-repeated="16377"/>
        </table:table-row>
        <table:table-row table:style-name="ro5">
          <table:table-cell table:style-name="ce58" office:value-type="string" calcext:value-type="string" table:number-columns-spanned="2" table:number-rows-spanned="1">
            <text:p>Weight →</text:p>
          </table:table-cell>
          <table:covered-table-cell table:style-name="ce59"/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59"/>
          <table:table-cell table:number-columns-repeated="16377"/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office:value-type="float" office:value="0.64" calcext:value-type="float">
            <text:p>0.640</text:p>
          </table:table-cell>
          <table:table-cell office:value-type="float" office:value="0.66" calcext:value-type="float">
            <text:p>0.660</text:p>
          </table:table-cell>
          <table:table-cell table:style-name="ce62" office:value-type="float" office:value="0.626666666666667" calcext:value-type="float">
            <text:p>0.627</text:p>
          </table:table-cell>
          <table:table-cell office:value-type="float" office:value="0.66" calcext:value-type="float">
            <text:p>0.660</text:p>
          </table:table-cell>
          <table:table-cell office:value-type="float" office:value="4.2" calcext:value-type="float">
            <text:p>4.20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0.646666666666667" calcext:value-type="float">
            <text:p>0.647</text:p>
          </table:table-cell>
          <table:table-cell table:style-name="ce62" office:value-type="float" office:value="0.62" calcext:value-type="float">
            <text:p>0.620</text:p>
          </table:table-cell>
          <table:table-cell office:value-type="float" office:value="0.66" calcext:value-type="float">
            <text:p>0.660</text:p>
          </table:table-cell>
          <table:table-cell office:value-type="float" office:value="4.27" calcext:value-type="float">
            <text:p>4.27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table:style-name="ce62" office:value-type="float" office:value="0.613333333333333" calcext:value-type="float">
            <text:p>0.613</text:p>
          </table:table-cell>
          <table:table-cell office:value-type="float" office:value="0.8" calcext:value-type="float">
            <text:p>0.800</text:p>
          </table:table-cell>
          <table:table-cell office:value-type="float" office:value="4.45333333333333" calcext:value-type="float">
            <text:p>4.45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office:value-type="float" office:value="0.64" calcext:value-type="float">
            <text:p>0.640</text:p>
          </table:table-cell>
          <table:table-cell office:value-type="float" office:value="0.613333333333333" calcext:value-type="float">
            <text:p>0.613</text:p>
          </table:table-cell>
          <table:table-cell table:style-name="ce62" office:value-type="float" office:value="0.613333333333333" calcext:value-type="float">
            <text:p>0.613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4.12" calcext:value-type="float">
            <text:p>4.12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526666666666667" calcext:value-type="float">
            <text:p>0.527</text:p>
          </table:table-cell>
          <table:table-cell table:style-name="ce62" office:value-type="float" office:value="0.586666666666667" calcext:value-type="float">
            <text:p>0.587</text:p>
          </table:table-cell>
          <table:table-cell office:value-type="float" office:value="0.586666666666667" calcext:value-type="float">
            <text:p>0.587</text:p>
          </table:table-cell>
          <table:table-cell office:value-type="float" office:value="3.77333333333334" calcext:value-type="float">
            <text:p>3.77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office:value-type="float" office:value="0.606666666666667" calcext:value-type="float">
            <text:p>0.607</text:p>
          </table:table-cell>
          <table:table-cell office:value-type="float" office:value="0.533333333333333" calcext:value-type="float">
            <text:p>0.533</text:p>
          </table:table-cell>
          <table:table-cell table:style-name="ce62" office:value-type="float" office:value="0.573333333333333" calcext:value-type="float">
            <text:p>0.573</text:p>
          </table:table-cell>
          <table:table-cell office:value-type="float" office:value="0.493333333333333" calcext:value-type="float">
            <text:p>0.493</text:p>
          </table:table-cell>
          <table:table-cell office:value-type="float" office:value="3.63333333333333" calcext:value-type="float">
            <text:p>3.63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office:value-type="float" office:value="0.706666666666667" calcext:value-type="float">
            <text:p>0.707</text:p>
          </table:table-cell>
          <table:table-cell office:value-type="float" office:value="0.673333333333333" calcext:value-type="float">
            <text:p>0.673</text:p>
          </table:table-cell>
          <table:table-cell table:style-name="ce62" office:value-type="float" office:value="0.573333333333333" calcext:value-type="float">
            <text:p>0.573</text:p>
          </table:table-cell>
          <table:table-cell office:value-type="float" office:value="0.726666666666667" calcext:value-type="float">
            <text:p>0.727</text:p>
          </table:table-cell>
          <table:table-cell office:value-type="float" office:value="4.34666666666667" calcext:value-type="float">
            <text:p>4.347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office:value-type="float" office:value="0.6" calcext:value-type="float">
            <text:p>0.600</text:p>
          </table:table-cell>
          <table:table-cell office:value-type="float" office:value="0.58" calcext:value-type="float">
            <text:p>0.580</text:p>
          </table:table-cell>
          <table:table-cell table:style-name="ce62" office:value-type="float" office:value="0.5" calcext:value-type="float">
            <text:p>0.500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3.57666666666667" calcext:value-type="float">
            <text:p>3.577</text:p>
          </table:table-cell>
          <table:table-cell table:number-columns-repeated="16377"/>
        </table:table-row>
        <table:table-row table:style-name="ro5">
          <table:table-cell table:style-name="ce57" table:number-columns-repeated="16384"/>
        </table:table-row>
        <table:table-row table:style-name="ro5">
          <table:table-cell table:style-name="ce54" office:value-type="string" calcext:value-type="string" table:number-columns-spanned="2" table:number-rows-spanned="1">
            <text:p>~</text:p>
          </table:table-cell>
          <table:covered-table-cell table:style-name="ce59"/>
          <table:table-cell table:style-name="ce60" office:value-type="string" calcext:value-type="string" table:number-columns-spanned="4" table:number-rows-spanned="1">
            <text:p>Average</text:p>
          </table:table-cell>
          <table:covered-table-cell table:number-columns-repeated="3" table:style-name="ce59"/>
          <table:table-cell table:style-name="ce55" office:value-type="string" calcext:value-type="string" table:number-columns-spanned="1" table:number-rows-spanned="3">
            <text:p>Total</text:p>
          </table:table-cell>
          <table:table-cell table:number-columns-repeated="16377"/>
        </table:table-row>
        <table:table-row table:style-name="ro7">
          <table:table-cell table:style-name="ce55" office:value-type="string" calcext:value-type="string">
            <text:p>Map Name</text:p>
          </table:table-cell>
          <table:table-cell table:style-name="ce55" office:value-type="string" calcext:value-type="string">
            <text:p>Creator</text:p>
          </table:table-cell>
          <table:table-cell table:style-name="ce61" office:value-type="string" calcext:value-type="string">
            <text:p>Thematic Appropriateness</text:p>
          </table:table-cell>
          <table:table-cell table:style-name="ce61" office:value-type="string" calcext:value-type="string">
            <text:p>Originality</text:p>
          </table:table-cell>
          <table:table-cell table:style-name="ce61" office:value-type="string" calcext:value-type="string">
            <text:p>Fun Factor</text:p>
          </table:table-cell>
          <table:table-cell table:style-name="ce61" office:value-type="string" calcext:value-type="string">
            <text:p>Visual Appeal</text:p>
          </table:table-cell>
          <table:covered-table-cell table:style-name="ce59"/>
          <table:table-cell table:number-columns-repeated="16377"/>
        </table:table-row>
        <table:table-row table:style-name="ro5">
          <table:table-cell table:style-name="ce58" office:value-type="string" calcext:value-type="string" table:number-columns-spanned="2" table:number-rows-spanned="1">
            <text:p>Weight →</text:p>
          </table:table-cell>
          <table:covered-table-cell table:style-name="ce59"/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59"/>
          <table:table-cell table:number-columns-repeated="16377"/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office:value-type="float" office:value="0.613333333333333" calcext:value-type="float">
            <text:p>0.613</text:p>
          </table:table-cell>
          <table:table-cell table:style-name="ce62" office:value-type="float" office:value="0.8" calcext:value-type="float">
            <text:p>0.800</text:p>
          </table:table-cell>
          <table:table-cell office:value-type="float" office:value="4.45333333333333" calcext:value-type="float">
            <text:p>4.45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office:value-type="float" office:value="0.706666666666667" calcext:value-type="float">
            <text:p>0.707</text:p>
          </table:table-cell>
          <table:table-cell office:value-type="float" office:value="0.673333333333333" calcext:value-type="float">
            <text:p>0.673</text:p>
          </table:table-cell>
          <table:table-cell office:value-type="float" office:value="0.573333333333333" calcext:value-type="float">
            <text:p>0.573</text:p>
          </table:table-cell>
          <table:table-cell table:style-name="ce62" office:value-type="float" office:value="0.726666666666667" calcext:value-type="float">
            <text:p>0.727</text:p>
          </table:table-cell>
          <table:table-cell office:value-type="float" office:value="4.34666666666667" calcext:value-type="float">
            <text:p>4.347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office:value-type="float" office:value="0.64" calcext:value-type="float">
            <text:p>0.640</text:p>
          </table:table-cell>
          <table:table-cell table:number-columns-repeated="2" office:value-type="float" office:value="0.613333333333333" calcext:value-type="float">
            <text:p>0.613</text:p>
          </table:table-cell>
          <table:table-cell table:style-name="ce62" office:value-type="float" office:value="0.693333333333333" calcext:value-type="float">
            <text:p>0.693</text:p>
          </table:table-cell>
          <table:table-cell office:value-type="float" office:value="4.12" calcext:value-type="float">
            <text:p>4.12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62" calcext:value-type="float">
            <text:p>0.620</text:p>
          </table:table-cell>
          <table:table-cell table:style-name="ce62" office:value-type="float" office:value="0.66" calcext:value-type="float">
            <text:p>0.660</text:p>
          </table:table-cell>
          <table:table-cell office:value-type="float" office:value="4.27" calcext:value-type="float">
            <text:p>4.27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office:value-type="float" office:value="0.64" calcext:value-type="float">
            <text:p>0.640</text:p>
          </table:table-cell>
          <table:table-cell office:value-type="float" office:value="0.66" calcext:value-type="float">
            <text:p>0.660</text:p>
          </table:table-cell>
          <table:table-cell office:value-type="float" office:value="0.626666666666667" calcext:value-type="float">
            <text:p>0.627</text:p>
          </table:table-cell>
          <table:table-cell table:style-name="ce62" office:value-type="float" office:value="0.66" calcext:value-type="float">
            <text:p>0.660</text:p>
          </table:table-cell>
          <table:table-cell office:value-type="float" office:value="4.2" calcext:value-type="float">
            <text:p>4.20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526666666666667" calcext:value-type="float">
            <text:p>0.527</text:p>
          </table:table-cell>
          <table:table-cell office:value-type="float" office:value="0.586666666666667" calcext:value-type="float">
            <text:p>0.587</text:p>
          </table:table-cell>
          <table:table-cell table:style-name="ce62" office:value-type="float" office:value="0.586666666666667" calcext:value-type="float">
            <text:p>0.587</text:p>
          </table:table-cell>
          <table:table-cell office:value-type="float" office:value="3.77333333333334" calcext:value-type="float">
            <text:p>3.77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office:value-type="float" office:value="0.606666666666667" calcext:value-type="float">
            <text:p>0.607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573333333333333" calcext:value-type="float">
            <text:p>0.573</text:p>
          </table:table-cell>
          <table:table-cell table:style-name="ce62" office:value-type="float" office:value="0.493333333333333" calcext:value-type="float">
            <text:p>0.493</text:p>
          </table:table-cell>
          <table:table-cell office:value-type="float" office:value="3.63333333333333" calcext:value-type="float">
            <text:p>3.63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office:value-type="float" office:value="0.6" calcext:value-type="float">
            <text:p>0.600</text:p>
          </table:table-cell>
          <table:table-cell office:value-type="float" office:value="0.58" calcext:value-type="float">
            <text:p>0.580</text:p>
          </table:table-cell>
          <table:table-cell office:value-type="float" office:value="0.5" calcext:value-type="float">
            <text:p>0.500</text:p>
          </table:table-cell>
          <table:table-cell table:style-name="ce62" office:value-type="float" office:value="0.466666666666667" calcext:value-type="float">
            <text:p>0.467</text:p>
          </table:table-cell>
          <table:table-cell office:value-type="float" office:value="3.57666666666667" calcext:value-type="float">
            <text:p>3.577</text:p>
          </table:table-cell>
          <table:table-cell table:number-columns-repeated="16377"/>
        </table:table-row>
        <table:table-row table:style-name="ro5">
          <table:table-cell table:style-name="ce57" table:number-columns-repeated="16384"/>
        </table:table-row>
        <table:table-row table:style-name="ro5">
          <table:table-cell table:style-name="ce54" office:value-type="string" calcext:value-type="string" table:number-columns-spanned="2" table:number-rows-spanned="1">
            <text:p>~</text:p>
          </table:table-cell>
          <table:covered-table-cell table:style-name="ce59"/>
          <table:table-cell table:style-name="ce60" office:value-type="string" calcext:value-type="string" table:number-columns-spanned="4" table:number-rows-spanned="1">
            <text:p>Average</text:p>
          </table:table-cell>
          <table:covered-table-cell table:number-columns-repeated="3" table:style-name="ce59"/>
          <table:table-cell table:style-name="ce55" office:value-type="string" calcext:value-type="string" table:number-columns-spanned="1" table:number-rows-spanned="3">
            <text:p>Total</text:p>
          </table:table-cell>
          <table:table-cell table:style-name="ce61" office:value-type="string" calcext:value-type="string" table:number-columns-spanned="1" table:number-rows-spanned="3">
            <text:p>Prize [USD]</text:p>
          </table:table-cell>
          <table:table-cell table:number-columns-repeated="16376"/>
        </table:table-row>
        <table:table-row table:style-name="ro7">
          <table:table-cell table:style-name="ce55" office:value-type="string" calcext:value-type="string">
            <text:p>Map Name</text:p>
          </table:table-cell>
          <table:table-cell table:style-name="ce55" office:value-type="string" calcext:value-type="string">
            <text:p>Creator</text:p>
          </table:table-cell>
          <table:table-cell table:style-name="ce61" office:value-type="string" calcext:value-type="string">
            <text:p>Thematic Appropriateness</text:p>
          </table:table-cell>
          <table:table-cell table:style-name="ce61" office:value-type="string" calcext:value-type="string">
            <text:p>Originality</text:p>
          </table:table-cell>
          <table:table-cell table:style-name="ce61" office:value-type="string" calcext:value-type="string">
            <text:p>Fun Factor</text:p>
          </table:table-cell>
          <table:table-cell table:style-name="ce61" office:value-type="string" calcext:value-type="string">
            <text:p>Visual Appeal</text:p>
          </table:table-cell>
          <table:covered-table-cell table:style-name="ce59"/>
          <table:covered-table-cell table:style-name="ce48"/>
          <table:table-cell table:number-columns-repeated="16376"/>
        </table:table-row>
        <table:table-row table:style-name="ro5">
          <table:table-cell table:style-name="ce58" office:value-type="string" calcext:value-type="string" table:number-columns-spanned="2" table:number-rows-spanned="1">
            <text:p>Weight →</text:p>
          </table:table-cell>
          <table:covered-table-cell table:style-name="ce59"/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59"/>
          <table:covered-table-cell table:style-name="ce48"/>
          <table:table-cell table:number-columns-repeated="16376"/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8" calcext:value-type="float">
            <text:p>0.800</text:p>
          </table:table-cell>
          <table:table-cell table:style-name="ce62" office:value-type="float" office:value="4.45333333333333" calcext:value-type="float">
            <text:p>4.453</text:p>
          </table:table-cell>
          <table:table-cell table:style-name="ce63" office:value-type="currency" office:currency="USD" office:value="25.8" calcext:value-type="currency">
            <text:p>$25.8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office:value-type="float" office:value="0.706666666666667" calcext:value-type="float">
            <text:p>0.707</text:p>
          </table:table-cell>
          <table:table-cell office:value-type="float" office:value="0.673333333333333" calcext:value-type="float">
            <text:p>0.67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726666666666667" calcext:value-type="float">
            <text:p>0.727</text:p>
          </table:table-cell>
          <table:table-cell table:style-name="ce62" office:value-type="float" office:value="4.34666666666667" calcext:value-type="float">
            <text:p>4.347</text:p>
          </table:table-cell>
          <table:table-cell table:style-name="ce64" office:value-type="currency" office:currency="USD" office:value="21" calcext:value-type="currency">
            <text:p>$21.0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62" calcext:value-type="float">
            <text:p>0.620</text:p>
          </table:table-cell>
          <table:table-cell office:value-type="float" office:value="0.66" calcext:value-type="float">
            <text:p>0.660</text:p>
          </table:table-cell>
          <table:table-cell table:style-name="ce62" office:value-type="float" office:value="4.27" calcext:value-type="float">
            <text:p>4.270</text:p>
          </table:table-cell>
          <table:table-cell table:style-name="ce63" office:value-type="currency" office:currency="USD" office:value="17.4" calcext:value-type="currency">
            <text:p>$17.4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office:value-type="float" office:value="0.64" calcext:value-type="float">
            <text:p>0.640</text:p>
          </table:table-cell>
          <table:table-cell office:value-type="float" office:value="0.66" calcext:value-type="float">
            <text:p>0.660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66" calcext:value-type="float">
            <text:p>0.660</text:p>
          </table:table-cell>
          <table:table-cell table:style-name="ce62" office:value-type="float" office:value="4.2" calcext:value-type="float">
            <text:p>4.200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office:value-type="float" office:value="0.64" calcext:value-type="float">
            <text:p>0.640</text:p>
          </table:table-cell>
          <table:table-cell table:number-columns-repeated="2" office:value-type="float" office:value="0.613333333333333" calcext:value-type="float">
            <text:p>0.613</text:p>
          </table:table-cell>
          <table:table-cell office:value-type="float" office:value="0.693333333333333" calcext:value-type="float">
            <text:p>0.693</text:p>
          </table:table-cell>
          <table:table-cell table:style-name="ce62" office:value-type="float" office:value="4.12" calcext:value-type="float">
            <text:p>4.120</text:p>
          </table:table-cell>
          <table:table-cell table:style-name="ce63" office:value-type="currency" office:currency="USD" office:value="10.2" calcext:value-type="currency">
            <text:p>$10.2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526666666666667" calcext:value-type="float">
            <text:p>0.527</text:p>
          </table:table-cell>
          <table:table-cell table:number-columns-repeated="2" office:value-type="float" office:value="0.586666666666667" calcext:value-type="float">
            <text:p>0.587</text:p>
          </table:table-cell>
          <table:table-cell table:style-name="ce62" office:value-type="float" office:value="3.77333333333334" calcext:value-type="float">
            <text:p>3.773</text:p>
          </table:table-cell>
          <table:table-cell table:style-name="ce64" office:value-type="currency" office:currency="USD" office:value="10.2" calcext:value-type="currency">
            <text:p>$10.2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office:value-type="float" office:value="0.606666666666667" calcext:value-type="float">
            <text:p>0.607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493333333333333" calcext:value-type="float">
            <text:p>0.493</text:p>
          </table:table-cell>
          <table:table-cell table:style-name="ce62" office:value-type="float" office:value="3.63333333333333" calcext:value-type="float">
            <text:p>3.633</text:p>
          </table:table-cell>
          <table:table-cell table:style-name="ce63" office:value-type="currency" office:currency="USD" office:value="10.2" calcext:value-type="currency">
            <text:p>$10.2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office:value-type="float" office:value="0.6" calcext:value-type="float">
            <text:p>0.600</text:p>
          </table:table-cell>
          <table:table-cell office:value-type="float" office:value="0.58" calcext:value-type="float">
            <text:p>0.580</text:p>
          </table:table-cell>
          <table:table-cell office:value-type="float" office:value="0.5" calcext:value-type="float">
            <text:p>0.500</text:p>
          </table:table-cell>
          <table:table-cell office:value-type="float" office:value="0.466666666666667" calcext:value-type="float">
            <text:p>0.467</text:p>
          </table:table-cell>
          <table:table-cell table:style-name="ce62" office:value-type="float" office:value="3.57666666666667" calcext:value-type="float">
            <text:p>3.577</text:p>
          </table:table-cell>
          <table:table-cell table:style-name="ce64" office:value-type="currency" office:currency="USD" office:value="10.2" calcext:value-type="currency">
            <text:p>$10.20</text:p>
          </table:table-cell>
          <table:table-cell table:number-columns-repeated="16376"/>
        </table:table-row>
      </table:table>
      <table:named-expressions/>
      <table:database-ranges>
        <table:database-range table:name="Form_Responses1" table:target-range-address="Responses.A1:Responses.AH16"/>
        <table:database-range table:name="__Anonymous_Sheet_DB__2" table:target-range-address="Results.A49:Results.G61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00:20:50.31230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6-22T13:22:32.481088400</dc:date>
    <meta:editing-duration>PT4H44M17S</meta:editing-duration>
    <meta:editing-cycles>17</meta:editing-cycles>
    <meta:document-statistic meta:table-count="3" meta:cell-count="974" meta:object-count="0"/>
  </office:meta>
</office:document-meta>
</file>